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0e0e0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5.15 11:21   |   <text:a xlink:type="simple" xlink:href="http://palinfo.habago.org/Entry?Command=Information_PrintForum&amp;iPage=15&amp;sType=FORUM#FORUM37453"><text:span text:style-name="T2">#</text:span></text:a></text:p>
      <text:p text:style-name="P2">卡韓政變<text:span text:style-name="T3"><text:s/>(42)</text:span>：韓國瑜的事並不是他家的事<text:span text:style-name="T3"> <text:line-break/><text:line-break/></text:span>陳真<text:span text:style-name="T3"><text:s/>2019. 05. 15. <text:line-break/><text:line-break/><text:line-break/></text:span>有句話說，<text:span text:style-name="T3">"</text:span>權力使人腐化<text:span text:style-name="T3">"</text:span>。這話我並不認同。我從未看過一個被權力腐化的人，我只看過權力使人彰顯其本性。人性不會變，只是缺少彰顯的舞台。林肯說得對，<text:span text:style-name="T3">"</text:span>如果你想了解一個人，那就給他權力<text:span text:style-name="T3">"</text:span>。一旦權力在手，他是個什麼樣的人便昭然若揭。也因此，政界、商場或任何就業市場乃至醫界學界等等等，凡是涉及權力的地方，往往令人心寒，因為人性之惡得以張揚。其陰暗之深，許多時候真是深不見底。但是，就像夜裏的星子那樣，總有那星星點點永不熄滅的美麗人性，也因此，人性再壞，都不會使人感到絕望。所謂<text:span text:style-name="T3"><text:s/>"</text:span>千年暗室，一燈即明<text:span text:style-name="T3">"</text:span>，不用多，美麗的東西一個兩個就夠了。<text:span text:style-name="T3"> <text:line-break/><text:line-break/></text:span>現實政治，寫來滿紙污穢，但是，污穢卻彰顯了美麗的價值。我對林義雄有絕對的信心，相信他，就猶如相信我自己。這二十幾年來，他所做的事，他的想法，我幾乎沒有一件認同，但我對他的人格與善良利他之心，始終沒有一絲的懷疑，過去沒有，現在也沒有，將來也不會有。但我還不敢對韓國瑜打出這樣的絕對包票，只能說，在某個相對意義上，相對於一般人來說，韓是個罕見的好人，正直，勇敢，熱情，善良，利他。<text:span text:style-name="T3"> <text:line-break/><text:line-break/></text:span>哲學上有個著名爭議：<text:span text:style-name="T3">"</text:span>好人到底會不會受傷害？<text:span text:style-name="T3">" </text:span>我的答案是絕對的，好人絕不會受傷害。若我沒記錯，這道命題源自蘇格拉底。他說，一個好人絕不可能受到壞人的傷害，因為，就一個好人而言，不論生前或死後，都不會有所不幸，神明絕不會棄之不顧。至於我的想法則是這樣：所謂<text:span text:style-name="T3"><text:s/>"</text:span>好<text:span text:style-name="T3">" </text:span>或<text:span text:style-name="T3"><text:s/>"</text:span>美<text:span text:style-name="T3">" </text:span>或<text:span text:style-name="T3"><text:s/>"</text:span>善<text:span text:style-name="T3">"</text:span>，是一種內在價值，獨立於外在世界，因此，外來的種種所謂傷害，無損其分毫。就好比一朵花，很美，你把它摘下來踩個稀巴爛，美本身並沒有受到傷害，受到傷害的只是美的一個<text:span text:style-name="T3"><text:s/>"</text:span>載體<text:span text:style-name="T3">"</text:span>。就如同你抹黑一個好人，或是把他給槍斃了，但好人不會因為你的所謂傷害而變成一個壞人，他一樣是個好人，只是失去生命或喪失名譽而已。也許肉體毀滅了，也許世人對他充滿誤解，但絲毫無損於其善。<text:span text:style-name="T3"> <text:line-break/><text:line-break/></text:span>講個八卦。維根斯坦很小時候，因為受到姊姊的影響，閱讀叔本華，因之對生命乃至人性感到悲觀。後來，慢慢長大了，大約是<text:span text:style-name="T3">21 </text:span>歲左右，看了一齣戲，戲中主角又病又窮，充滿不幸，但這位主角卻說，世上一切力量，從此都不可能傷害到我了。維根斯坦很感動。這樣一個想法，事實上也在根本意義上貫穿了往後維根斯坦一生的哲學思想。<text:span text:style-name="T3"> <text:line-break/><text:line-break/></text:span>我看各方妖魔鬼怪，不分藍綠，每天抹黑，有志一同拼命傷害韓國瑜<text:span text:style-name="T3"><text:s/>(</text:span>藍還更狠一些<text:span text:style-name="T3">)</text:span>，心裏難免惆悵，人性怎麼會這樣？為何私利始終主導著人們的言行，卻把基本是非良善棄若敝屣？人們所做所為，往往不是基於利他，而是利己；不是基於大眾福祉，而是專打一己算盤；不在乎是非善惡，而是以惡為武器，傷害有違其一己利益者。雖然好人不會受傷害，但是好人所欲成就的現實事務，事實上卻弱不禁風，一吹則滅。<text:span text:style-name="T3"> <text:line-break/><text:line-break/></text:span>佛教喜歡講業障，所謂<text:span text:style-name="T3"><text:s/>"</text:span>各人造業各人擔<text:span text:style-name="T3">"</text:span>，聽起來充滿某種原子主義的精神，彷彿一人一言一行就像一顆顆原子般，各自獨立。但事實上，一個人所造的業，往往是由眾人承擔。除非，除非眾人願意挺身而出，制止為惡。韓國瑜的事，並不是他家的事，而是你我的事；重要的並不是某種政治主張或勝王敗寇，重要的是基本是非善惡價值，因為那才是一個社會、一種文明的發展基礎。<text:span text:style-name="T3"> <text:line-break/><text:line-break/>================ <text:line-break/></text:span>報復韓國瑜改幫郭台銘？楊秋興：要是知道韓要選總統，我連市長都不會挺他<text:span text:style-name="T3"> <text:line-break/><text:line-break/></text:span>風傳媒<text:span text:style-name="T3"><text:s/></text:span>趙宥寧<text:span text:style-name="T3"> <text:line-break/>2019</text:span>年<text:span text:style-name="T3">5</text:span>月<text:span text:style-name="T3">13</text:span>日<text:span text:style-name="T3"> <text:line-break/><text:line-break/>2020</text:span>國民黨內初選即將上場，鴻海董事長郭台銘與國民黨主席吳敦義今（<text:span text:style-name="T3">13</text:span>）日會面，令外界關注的是，昔日高雄市長韓國瑜的「輔選大將」、前高雄縣長楊秋興也陪同在旁，然而，楊的出現也遭外界解讀成是在「報復」韓國瑜。<text:span text:style-name="T3"> <text:line-break/><text:line-break/></text:span>先前擔任高雄市副市長呼聲很高的楊秋興，後因故落空，如今出現在「吳郭會」現場，引發外界猜疑。楊秋興今受訪時則強調，自己從前已當過高雄縣長、立委，政治生涯中有超過<text:span text:style-name="T3">20</text:span>年都擔任「主帥」，不適合當別人副手，只想當高雄市「首席顧問」。<text:span text:style-name="T3"> <text:line-break/><text:line-break/></text:span>楊秋興表示，慶幸自己沒有進入高市府工作，「因為我不知道你要選總統嘛」，他更直言，要是當時知道韓國瑜會有選總統的想法，「我連市長也不會支持你，若真如此，等於是我推薦你，變成詐騙集團共犯。」<text:span text:style-name="T3"> <text:line-break/><text:line-break/>================ <text:line-break/><text:line-break/></text:span>楊秋興挺郭台銘<text:span text:style-name="T3"><text:s/></text:span>韓國瑜：希望繼續當好朋友<text:span text:style-name="T3"> <text:line-break/><text:line-break/></text:span>中廣新聞網<text:span text:style-name="T3"> <text:line-break/><text:line-break/>2019</text:span>年<text:span text:style-name="T3">5</text:span>月<text:span text:style-name="T3">14</text:span>日<text:span text:style-name="T3"> <text:line-break/><text:line-break/></text:span>韓國瑜今天<text:span text:style-name="T3">(5</text:span>月<text:span text:style-name="T3">14</text:span>日<text:span text:style-name="T3">)</text:span>受訪談到楊秋興，他很感謝楊秋興之前對他的幫忙，也認為楊可以幫郭台銘了解南台灣，韓希望跟楊秋興可以是永遠的好朋友。<text:span text:style-name="T3"> <text:line-break/><text:line-break/></text:span>韓國瑜說：「非常感謝楊秋興縣長在我選高雄市長的幫忙，好朋友就是一輩子的好朋友，他現在選擇全力幫郭台銘董事長選總統，我祝福他全力以赴，幫助郭董多多了解南部，我相信一定可幫助郭董了解南部民眾的想法心聲。至於詐騙集團等等說法，我尊重他的說法，我只希望大家可以繼續當好朋友」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